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f7f7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bfbfbf"/>
    </style:style>
    <style:style style:name="gr4" style:family="graphic" style:parent-style-name="standard">
      <style:graphic-properties svg:stroke-width="0.1cm" draw:fill-color="#000000"/>
    </style:style>
    <style:style style:name="gr5" style:family="graphic" style:parent-style-name="standard">
      <style:graphic-properties svg:stroke-width="0.01cm" svg:stroke-color="#4d4d4d" draw:fill="none" draw:fill-color="#ffffff" fo:padding-top="-0.045cm" fo:padding-bottom="-0.045cm" fo:padding-left="-0.045cm" fo:padding-right="-0.045cm"/>
    </style:style>
    <style:style style:name="gr6" style:family="graphic" style:parent-style-name="standard">
      <style:graphic-properties draw:stroke="none" draw:fill="none" draw:textarea-horizontal-align="center" draw:textarea-vertical-align="middle" draw:auto-grow-width="true" fo:min-height="0.4cm" fo:min-width="2.667cm"/>
    </style:style>
  </office:automatic-styles>
  <office:body>
    <office:drawing>
      <draw:page draw:name="page1" draw:style-name="dp1" draw:master-page-name="Default">
        <draw:g>
          <draw:glue-point draw:id="4" svg:x="0cm" svg:y="-1.667cm"/>
          <draw:glue-point draw:id="5" svg:x="2.5cm" svg:y="-5cm"/>
          <draw:glue-point draw:id="6" svg:x="-2.5cm" svg:y="-1.667cm"/>
          <draw:glue-point draw:id="7" svg:x="2.5cm" svg:y="-1cm"/>
          <draw:glue-point draw:id="8" svg:x="-2.5cm" svg:y="2.333cm"/>
          <draw:polygon draw:style-name="gr1" draw:layer="layout" svg:width="2.667cm" svg:height="1.467cm" svg:x="0cm" svg:y="0cm" svg:viewBox="0 0 2668 1468" draw:points="0,1334 0,1468 1334,1468 2668,133 2668,0 1334,0">
            <text:p/>
          </draw:polygon>
          <draw:polygon draw:style-name="gr2" draw:layer="layout" svg:width="2.667cm" svg:height="1.467cm" svg:x="0cm" svg:y="0cm" svg:viewBox="0 0 2668 1468" draw:points="0,1334 0,1468 1334,1468 2668,133 2668,0 1334,0">
            <text:p/>
          </draw:polygon>
          <draw:polygon draw:style-name="gr3" draw:layer="layout" svg:width="2.667cm" svg:height="1.333cm" svg:x="0cm" svg:y="0cm" svg:viewBox="0 0 2668 1334" draw:points="2668,0 1334,0 0,1334 1334,1334">
            <text:p/>
          </draw:polygon>
          <draw:polygon draw:style-name="gr2" draw:layer="layout" svg:width="2.667cm" svg:height="1.333cm" svg:x="0cm" svg:y="0cm" svg:viewBox="0 0 2668 1334" draw:points="2668,0 1334,0 0,1334 1334,1334">
            <text:p/>
          </draw:polygon>
          <draw:polygon draw:style-name="gr4" draw:layer="layout" svg:width="0.533cm" svg:height="0.267cm" svg:x="1.067cm" svg:y="0.933cm" svg:viewBox="0 0 534 268" draw:points="534,0 267,0 0,268 267,268">
            <text:p/>
          </draw:polygon>
          <draw:polygon draw:style-name="gr5" draw:layer="layout" svg:width="0.533cm" svg:height="0.267cm" svg:x="1.067cm" svg:y="0.933cm" svg:viewBox="0 0 534 268" draw:points="534,0 267,0 0,268 267,268">
            <text:p/>
          </draw:polygon>
          <draw:polygon draw:style-name="gr4" draw:layer="layout" svg:width="0.533cm" svg:height="0.267cm" svg:x="0.8cm" svg:y="0.933cm" svg:viewBox="0 0 534 268" draw:points="534,0 267,0 0,268 267,268">
            <text:p/>
          </draw:polygon>
          <draw:polygon draw:style-name="gr5" draw:layer="layout" svg:width="0.533cm" svg:height="0.267cm" svg:x="0.8cm" svg:y="0.933cm" svg:viewBox="0 0 534 268" draw:points="534,0 267,0 0,268 267,268">
            <text:p/>
          </draw:polygon>
          <draw:polygon draw:style-name="gr4" draw:layer="layout" svg:width="0.533cm" svg:height="0.267cm" svg:x="0.533cm" svg:y="0.933cm" svg:viewBox="0 0 534 268" draw:points="534,0 267,0 0,268 267,268">
            <text:p/>
          </draw:polygon>
          <draw:polygon draw:style-name="gr5" draw:layer="layout" svg:width="0.533cm" svg:height="0.267cm" svg:x="0.533cm" svg:y="0.933cm" svg:viewBox="0 0 534 268" draw:points="534,0 267,0 0,268 267,268">
            <text:p/>
          </draw:polygon>
          <draw:polygon draw:style-name="gr4" draw:layer="layout" svg:width="0.533cm" svg:height="0.267cm" svg:x="0.267cm" svg:y="0.933cm" svg:viewBox="0 0 534 268" draw:points="534,0 267,0 0,268 267,268">
            <text:p/>
          </draw:polygon>
          <draw:polygon draw:style-name="gr5" draw:layer="layout" svg:width="0.533cm" svg:height="0.267cm" svg:x="0.267cm" svg:y="0.933cm" svg:viewBox="0 0 534 268" draw:points="534,0 267,0 0,268 267,268">
            <text:p/>
          </draw:polygon>
          <draw:polygon draw:style-name="gr4" draw:layer="layout" svg:width="0.533cm" svg:height="0.267cm" svg:x="1.333cm" svg:y="0.667cm" svg:viewBox="0 0 534 268" draw:points="534,0 267,0 0,268 267,268">
            <text:p/>
          </draw:polygon>
          <draw:polygon draw:style-name="gr5" draw:layer="layout" svg:width="0.533cm" svg:height="0.267cm" svg:x="1.333cm" svg:y="0.667cm" svg:viewBox="0 0 534 268" draw:points="534,0 267,0 0,268 267,268">
            <text:p/>
          </draw:polygon>
          <draw:polygon draw:style-name="gr4" draw:layer="layout" svg:width="0.533cm" svg:height="0.267cm" svg:x="1.067cm" svg:y="0.667cm" svg:viewBox="0 0 534 268" draw:points="534,0 267,0 0,268 267,268">
            <text:p/>
          </draw:polygon>
          <draw:polygon draw:style-name="gr5" draw:layer="layout" svg:width="0.533cm" svg:height="0.267cm" svg:x="1.067cm" svg:y="0.667cm" svg:viewBox="0 0 534 268" draw:points="534,0 267,0 0,268 267,268">
            <text:p/>
          </draw:polygon>
          <draw:polygon draw:style-name="gr4" draw:layer="layout" svg:width="0.533cm" svg:height="0.267cm" svg:x="0.8cm" svg:y="0.667cm" svg:viewBox="0 0 534 268" draw:points="534,0 267,0 0,268 267,268">
            <text:p/>
          </draw:polygon>
          <draw:polygon draw:style-name="gr5" draw:layer="layout" svg:width="0.533cm" svg:height="0.267cm" svg:x="0.8cm" svg:y="0.667cm" svg:viewBox="0 0 534 268" draw:points="534,0 267,0 0,268 267,268">
            <text:p/>
          </draw:polygon>
          <draw:polygon draw:style-name="gr4" draw:layer="layout" svg:width="0.533cm" svg:height="0.267cm" svg:x="0.533cm" svg:y="0.667cm" svg:viewBox="0 0 534 268" draw:points="534,0 267,0 0,268 267,268">
            <text:p/>
          </draw:polygon>
          <draw:polygon draw:style-name="gr5" draw:layer="layout" svg:width="0.533cm" svg:height="0.267cm" svg:x="0.533cm" svg:y="0.667cm" svg:viewBox="0 0 534 268" draw:points="534,0 267,0 0,268 267,268">
            <text:p/>
          </draw:polygon>
          <draw:polygon draw:style-name="gr4" draw:layer="layout" svg:width="0.533cm" svg:height="0.267cm" svg:x="1.6cm" svg:y="0.4cm" svg:viewBox="0 0 534 268" draw:points="534,0 267,0 0,268 267,268">
            <text:p/>
          </draw:polygon>
          <draw:polygon draw:style-name="gr5" draw:layer="layout" svg:width="0.533cm" svg:height="0.267cm" svg:x="1.6cm" svg:y="0.4cm" svg:viewBox="0 0 534 268" draw:points="534,0 267,0 0,268 267,268">
            <text:p/>
          </draw:polygon>
          <draw:polygon draw:style-name="gr4" draw:layer="layout" svg:width="0.533cm" svg:height="0.267cm" svg:x="1.333cm" svg:y="0.4cm" svg:viewBox="0 0 534 268" draw:points="534,0 267,0 0,268 267,268">
            <text:p/>
          </draw:polygon>
          <draw:polygon draw:style-name="gr5" draw:layer="layout" svg:width="0.533cm" svg:height="0.267cm" svg:x="1.333cm" svg:y="0.4cm" svg:viewBox="0 0 534 268" draw:points="534,0 267,0 0,268 267,268">
            <text:p/>
          </draw:polygon>
          <draw:polygon draw:style-name="gr4" draw:layer="layout" svg:width="0.533cm" svg:height="0.267cm" svg:x="1.067cm" svg:y="0.4cm" svg:viewBox="0 0 534 268" draw:points="534,0 267,0 0,268 267,268">
            <text:p/>
          </draw:polygon>
          <draw:polygon draw:style-name="gr5" draw:layer="layout" svg:width="0.533cm" svg:height="0.267cm" svg:x="1.067cm" svg:y="0.4cm" svg:viewBox="0 0 534 268" draw:points="534,0 267,0 0,268 267,268">
            <text:p/>
          </draw:polygon>
          <draw:polygon draw:style-name="gr4" draw:layer="layout" svg:width="0.533cm" svg:height="0.267cm" svg:x="0.8cm" svg:y="0.4cm" svg:viewBox="0 0 534 268" draw:points="534,0 267,0 0,268 267,268">
            <text:p/>
          </draw:polygon>
          <draw:polygon draw:style-name="gr5" draw:layer="layout" svg:width="0.533cm" svg:height="0.267cm" svg:x="0.8cm" svg:y="0.4cm" svg:viewBox="0 0 534 268" draw:points="534,0 267,0 0,268 267,268">
            <text:p/>
          </draw:polygon>
          <draw:polygon draw:style-name="gr4" draw:layer="layout" svg:width="0.533cm" svg:height="0.267cm" svg:x="1.867cm" svg:y="0.133cm" svg:viewBox="0 0 534 268" draw:points="534,0 267,0 0,268 267,268">
            <text:p/>
          </draw:polygon>
          <draw:polygon draw:style-name="gr5" draw:layer="layout" svg:width="0.533cm" svg:height="0.267cm" svg:x="1.867cm" svg:y="0.133cm" svg:viewBox="0 0 534 268" draw:points="534,0 267,0 0,268 267,268">
            <text:p/>
          </draw:polygon>
          <draw:polygon draw:style-name="gr4" draw:layer="layout" svg:width="0.533cm" svg:height="0.267cm" svg:x="1.6cm" svg:y="0.133cm" svg:viewBox="0 0 534 268" draw:points="534,0 267,0 0,268 267,268">
            <text:p/>
          </draw:polygon>
          <draw:polygon draw:style-name="gr5" draw:layer="layout" svg:width="0.533cm" svg:height="0.267cm" svg:x="1.6cm" svg:y="0.133cm" svg:viewBox="0 0 534 268" draw:points="534,0 267,0 0,268 267,268">
            <text:p/>
          </draw:polygon>
          <draw:polygon draw:style-name="gr4" draw:layer="layout" svg:width="0.533cm" svg:height="0.267cm" svg:x="1.333cm" svg:y="0.133cm" svg:viewBox="0 0 534 268" draw:points="534,0 267,0 0,268 267,268">
            <text:p/>
          </draw:polygon>
          <draw:polygon draw:style-name="gr5" draw:layer="layout" svg:width="0.533cm" svg:height="0.267cm" svg:x="1.333cm" svg:y="0.133cm" svg:viewBox="0 0 534 268" draw:points="534,0 267,0 0,268 267,268">
            <text:p/>
          </draw:polygon>
          <draw:polygon draw:style-name="gr4" draw:layer="layout" svg:width="0.533cm" svg:height="0.267cm" svg:x="1.067cm" svg:y="0.133cm" svg:viewBox="0 0 534 268" draw:points="534,0 267,0 0,268 267,268">
            <text:p/>
          </draw:polygon>
          <draw:polygon draw:style-name="gr5" draw:layer="layout" svg:width="0.533cm" svg:height="0.267cm" svg:x="1.067cm" svg:y="0.133cm" svg:viewBox="0 0 534 268" draw:points="534,0 267,0 0,268 267,268">
            <text:p/>
          </draw:polygon>
          <draw:frame draw:style-name="gr6" draw:layer="layout" svg:width="2.667cm" svg:height="1.025cm" svg:x="0cm" svg:y="1.28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newable Energy - Solar Module</dc:title>
    <meta:creation-date>2011-02-07T16:48:53</meta:creation-date>
    <meta:editing-duration>P0D</meta:editing-duration>
    <meta:editing-cycles>1</meta:editing-cycles>
    <meta:document-statistic meta:object-count="38"/>
    <meta:generator>OpenOffice.org/3.3$Linux OpenOffice.org_project/330m20$Build-9567</meta:generator>
  </office:meta>
</office:document-meta>
</file>